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87.34pt" svg:y="29.2pt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8.93pt" svg:y="287.43pt">
            <draw:object draw:notify-on-update-of-ranges="Sheet1.A1:Sheet1.A1 Sheet1.A4:Sheet1.A5 Sheet1.B1:Sheet1.B1 Sheet1.B4:Sheet1.B5 Sheet1.C1:Sheet1.C1 Sheet1.C4:Sheet1.C5 Sheet1.D1:Sheet1.D1 Sheet1.D4:Sheet1.D5 Sheet1.E1:Sheet1.E1 Sheet1.E4:Sheet1.E5 Sheet1.F1:Sheet1.F1 Sheet1.F4:Sheet1.F5 Sheet1.G1:Sheet1.G1 Sheet1.G4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office:value-type="float" office:value="41.7083333333333" calcext:value-type="float">
            <text:p>41.7083333333333</text:p>
          </table:table-cell>
          <table:table-cell office:value-type="float" office:value="35.8578947368421" calcext:value-type="float">
            <text:p>35.8578947368421</text:p>
          </table:table-cell>
          <table:table-cell office:value-type="float" office:value="43.2828947368421" calcext:value-type="float">
            <text:p>43.2828947368421</text:p>
          </table:table-cell>
          <table:table-cell office:value-type="float" office:value="47.7254901960784" calcext:value-type="float">
            <text:p>47.7254901960784</text:p>
          </table:table-cell>
          <table:table-cell office:value-type="float" office:value="38.2714285714286" calcext:value-type="float">
            <text:p>38.2714285714286</text:p>
          </table:table-cell>
          <table:table-cell office:value-type="float" office:value="40.6875" calcext:value-type="float">
            <text:p>40.6875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office:value-type="float" office:value="13.6116666666667" calcext:value-type="float">
            <text:p>13.6116666666667</text:p>
          </table:table-cell>
          <table:table-cell office:value-type="float" office:value="11.6311578947368" calcext:value-type="float">
            <text:p>11.6311578947368</text:p>
          </table:table-cell>
          <table:table-cell office:value-type="float" office:value="11.4453947368421" calcext:value-type="float">
            <text:p>11.4453947368421</text:p>
          </table:table-cell>
          <table:table-cell office:value-type="float" office:value="12.2256862745098" calcext:value-type="float">
            <text:p>12.2256862745098</text:p>
          </table:table-cell>
          <table:table-cell office:value-type="float" office:value="11.7191428571429" calcext:value-type="float">
            <text:p>11.7191428571429</text:p>
          </table:table-cell>
          <table:table-cell office:value-type="float" office:value="13.2394791666667" calcext:value-type="float">
            <text:p>13.2394791666667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50808115765129" calcext:value-type="float">
            <text:p>2.50808115765129</text:p>
          </table:table-cell>
          <table:table-cell office:value-type="float" office:value="2.55147531875604" calcext:value-type="float">
            <text:p>2.55147531875604</text:p>
          </table:table-cell>
          <table:table-cell office:value-type="float" office:value="1.26789960907734" calcext:value-type="float">
            <text:p>1.26789960907734</text:p>
          </table:table-cell>
          <table:table-cell office:value-type="float" office:value="-0.266532837486352" calcext:value-type="float">
            <text:p>-0.266532837486352</text:p>
          </table:table-cell>
          <table:table-cell office:value-type="float" office:value="1.19004102444463" calcext:value-type="float">
            <text:p>1.19004102444463</text:p>
          </table:table-cell>
          <table:table-cell office:value-type="float" office:value="2.29384787886414" calcext:value-type="float">
            <text:p>2.29384787886414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35.811504271022" calcext:value-type="float">
            <text:p>135.811504271022</text:p>
          </table:table-cell>
          <table:table-cell office:value-type="float" office:value="187.612264213921" calcext:value-type="float">
            <text:p>187.612264213921</text:p>
          </table:table-cell>
          <table:table-cell office:value-type="float" office:value="521.910035061258" calcext:value-type="float">
            <text:p>521.910035061258</text:p>
          </table:table-cell>
          <table:table-cell office:value-type="float" office:value="132.830562525148" calcext:value-type="float">
            <text:p>132.830562525148</text:p>
          </table:table-cell>
          <table:table-cell office:value-type="float" office:value="265.106100180488" calcext:value-type="float">
            <text:p>265.106100180488</text:p>
          </table:table-cell>
          <table:table-cell office:value-type="float" office:value="144.992508245906" calcext:value-type="float">
            <text:p>144.992508245906</text:p>
          </table:table-cell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35143773303818" calcext:value-type="float">
            <text:p>1.35143773303818</text:p>
          </table:table-cell>
          <table:table-cell office:value-type="float" office:value="4.79657214243198" calcext:value-type="float">
            <text:p>4.79657214243198</text:p>
          </table:table-cell>
          <table:table-cell office:value-type="float" office:value="37.9166392367229" calcext:value-type="float">
            <text:p>37.9166392367229</text:p>
          </table:table-cell>
          <table:table-cell office:value-type="float" office:value="1.78013081594017" calcext:value-type="float">
            <text:p>1.78013081594017</text:p>
          </table:table-cell>
          <table:table-cell office:value-type="float" office:value="12.3810145053904" calcext:value-type="float">
            <text:p>12.3810145053904</text:p>
          </table:table-cell>
          <table:table-cell office:value-type="float" office:value="1.80456187443652" calcext:value-type="float">
            <text:p>1.80456187443652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 office:value-type="string" calcext:value-type="string">
            <text:p>[1.]</text:p>
          </table:table-cell>
          <table:table-cell office:value-type="string" calcext:value-type="string">
            <text:p>[0.90307704 0.09692296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08:41:34.307076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08:44:22.627982739</dc:date>
    <meta:editing-duration>PT1H49M27S</meta:editing-duration>
    <meta:editing-cycles>11</meta:editing-cycles>
    <meta:generator>LibreOffice/6.0.7.3$Linux_X86_64 LibreOffice_project/00m0$Build-3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3" chart:data-source-has-labels="both" svg:x="0.32cm" svg:y="0.18cm" svg:width="11.536cm" svg:height="8.64cm">
          <chartooo:coordinate-region svg:x="1.047cm" svg:y="0.38cm" svg:width="10.809cm" svg:height="7.79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96">
                <text:p>0.96</text:p>
                <draw:g>
                  <svg:desc>Sheet1.B2:Sheet1.B3</svg:desc>
                </draw:g>
              </table:table-cell>
              <table:table-cell office:value-type="float" office:value="0.95">
                <text:p>0.95</text:p>
                <draw:g>
                  <svg:desc>Sheet1.C2:Sheet1.C3</svg:desc>
                </draw:g>
              </table:table-cell>
              <table:table-cell office:value-type="float" office:value="0.76">
                <text:p>0.76</text:p>
                <draw:g>
                  <svg:desc>Sheet1.D2:Sheet1.D3</svg:desc>
                </draw:g>
              </table:table-cell>
              <table:table-cell office:value-type="float" office:value="0.51">
                <text:p>0.51</text:p>
                <draw:g>
                  <svg:desc>Sheet1.E2:Sheet1.E3</svg:desc>
                </draw:g>
              </table:table-cell>
              <table:table-cell office:value-type="float" office:value="0.7">
                <text:p>0.7</text:p>
                <draw:g>
                  <svg:desc>Sheet1.F2:Sheet1.F3</svg:desc>
                </draw:g>
              </table:table-cell>
              <table:table-cell office:value-type="float" office:value="0.97">
                <text:p>0.97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1 Sheet1.A4:Sheet1.G5" chart:data-source-has-labels="both" svg:x="0.32cm" svg:y="0.18cm" svg:width="11.536cm" svg:height="8.64cm">
          <chartooo:coordinate-region svg:x="0.941cm" svg:y="0.379cm" svg:width="10.915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series chart:style-name="ch11" chart:values-cell-range-address="Sheet1.F4:Sheet1.F5" chart:label-cell-address="Sheet1.F1:Sheet1.F1" chart:class="chart:bar">
            <chart:data-point chart:repeated="2"/>
          </chart:series>
          <chart:series chart:style-name="ch12" chart:values-cell-range-address="Sheet1.G4:Sheet1.G5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1.7083333333333">
                <text:p>41.7083333333333</text:p>
                <draw:g>
                  <svg:desc>Sheet1.B4:Sheet1.B5</svg:desc>
                </draw:g>
              </table:table-cell>
              <table:table-cell office:value-type="float" office:value="35.8578947368421">
                <text:p>35.8578947368421</text:p>
                <draw:g>
                  <svg:desc>Sheet1.C4:Sheet1.C5</svg:desc>
                </draw:g>
              </table:table-cell>
              <table:table-cell office:value-type="float" office:value="43.2828947368421">
                <text:p>43.2828947368421</text:p>
                <draw:g>
                  <svg:desc>Sheet1.D4:Sheet1.D5</svg:desc>
                </draw:g>
              </table:table-cell>
              <table:table-cell office:value-type="float" office:value="47.7254901960784">
                <text:p>47.7254901960784</text:p>
                <draw:g>
                  <svg:desc>Sheet1.E4:Sheet1.E5</svg:desc>
                </draw:g>
              </table:table-cell>
              <table:table-cell office:value-type="float" office:value="38.2714285714286">
                <text:p>38.2714285714286</text:p>
                <draw:g>
                  <svg:desc>Sheet1.F4:Sheet1.F5</svg:desc>
                </draw:g>
              </table:table-cell>
              <table:table-cell office:value-type="float" office:value="40.6875">
                <text:p>40.6875</text:p>
                <draw:g>
                  <svg:desc>Sheet1.G4:Sheet1.G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3.6116666666667">
                <text:p>13.6116666666667</text:p>
              </table:table-cell>
              <table:table-cell office:value-type="float" office:value="11.6311578947368">
                <text:p>11.6311578947368</text:p>
              </table:table-cell>
              <table:table-cell office:value-type="float" office:value="11.4453947368421">
                <text:p>11.4453947368421</text:p>
              </table:table-cell>
              <table:table-cell office:value-type="float" office:value="12.2256862745098">
                <text:p>12.2256862745098</text:p>
              </table:table-cell>
              <table:table-cell office:value-type="float" office:value="11.7191428571429">
                <text:p>11.7191428571429</text:p>
              </table:table-cell>
              <table:table-cell office:value-type="float" office:value="13.2394791666667">
                <text:p>13.2394791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